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572" officeooo:paragraph-rsid="0014c572"/>
    </style:style>
    <style:style style:name="P2" style:family="paragraph" style:parent-style-name="Standard">
      <style:text-properties officeooo:rsid="0014c572" officeooo:paragraph-rsid="0015c854"/>
    </style:style>
    <style:style style:name="P3" style:family="paragraph" style:parent-style-name="Standard">
      <style:text-properties officeooo:rsid="000fc14b" officeooo:paragraph-rsid="0015c854"/>
    </style:style>
    <style:style style:name="P4" style:family="paragraph" style:parent-style-name="Standard">
      <style:text-properties fo:font-weight="bold" officeooo:rsid="0015c854" officeooo:paragraph-rsid="0015c854" style:font-weight-asian="bold" style:font-weight-complex="bold"/>
    </style:style>
    <style:style style:name="P5" style:family="paragraph" style:parent-style-name="Standard">
      <style:text-properties fo:font-weight="normal" officeooo:rsid="0015c854" officeooo:paragraph-rsid="0015c854" style:font-weight-asian="normal" style:font-weight-complex="normal"/>
    </style:style>
    <style:style style:name="P6" style:family="paragraph" style:parent-style-name="Standard">
      <style:paragraph-properties style:line-height-at-least="0.198in"/>
      <style:text-properties style:font-name="Liberation Serif" fo:font-size="12pt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fo:font-weight="normal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fo:font-weight="normal" officeooo:paragraph-rsid="0015c854" fo:background-color="transparent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fo:font-weight="bold" officeooo:rsid="0014c572" officeooo:paragraph-rsid="0014c572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line-height-at-least="0.198in"/>
      <style:text-properties officeooo:paragraph-rsid="0017b0f8"/>
    </style:style>
    <style:style style:name="T1" style:family="text">
      <style:text-properties fo:color="#b5cea8"/>
    </style:style>
    <style:style style:name="T2" style:family="text">
      <style:text-properties officeooo:rsid="0015c854"/>
    </style:style>
    <style:style style:name="T3" style:family="text">
      <style:text-properties officeooo:rsid="0017b0f8"/>
    </style:style>
    <style:style style:name="T4" style:family="text">
      <style:text-properties fo:color="#000000" style:font-name="Liberation Serif" fo:font-size="12pt" fo:font-weight="bold" officeooo:rsid="0017b0f8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un Kumar</text:p>
      <text:p text:style-name="P3">ME 449</text:p>
      <text:p text:style-name="P3">Final Project</text:p>
      <text:p text:style-name="P3"/>
      <text:p text:style-name="P4">Controller Type</text:p>
      <text:p text:style-name="P5">Feedforward-Plus-PI controller</text:p>
      <text:p text:style-name="P5"/>
      <text:p text:style-name="P4">Controller Gains</text:p>
      <text:p text:style-name="P2">Kp = 5.5</text:p>
      <text:p text:style-name="P1">Ki <text:s/>= 0.2</text:p>
      <text:p text:style-name="P1"/>
      <text:p text:style-name="P9">Cube initial and final configurations</text:p>
      <text:p text:style-name="P8">Tsc_i = [[1,0,0,1],</text:p>
      <text:p text:style-name="P8"><text:tab/>[0,1,0,0],</text:p>
      <text:p text:style-name="P8"><text:tab/>[0,0,1,0.025],</text:p>
      <text:p text:style-name="P8"><text:tab/>[0,0,0,1]]</text:p>
      <text:p text:style-name="P8">Tsc_f = [[0,1,0,0],</text:p>
      <text:p text:style-name="P8"><text:tab/>[-1,0,0,-1],</text:p>
      <text:p text:style-name="P8"><text:tab/>[0,0,1,0.025],</text:p>
      <text:p text:style-name="P8"><text:tab/>[0,0,0,1]]</text:p>
      <text:p text:style-name="P6"/>
      <text:p text:style-name="P10">Actual <text:span text:style-name="T3">Initial R</text:span>obot <text:span text:style-name="T3">C</text:span>onfiguration</text:p>
      <text:p text:style-name="P7">config_a = [0.6,-0.4159,0,0,0,0,3*pi/2,0,0,0,0,0,0]</text:p>
      <text:p text:style-name="P6"/>
      <text:p text:style-name="P11"><text:span text:style-name="T4">Reference</text:span><text:span text:style-name="T5"> </text:span><text:span text:style-name="T4">Initial R</text:span><text:span text:style-name="T5">obot </text:span><text:span text:style-name="T4">C</text:span><text:span text:style-name="T5">onfiguration</text:span></text:p>
      <text:p text:style-name="P7">config_r = [0,-0.4159,0.2,0,0,0,3*pi/2,0,0,0,0,0,0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06:05.817557959</meta:creation-date>
    <dc:date>2020-12-03T03:30:30.834068589</dc:date>
    <meta:editing-duration>PT5M5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49" meta:character-count="431" meta:non-whitespace-character-count="396"/>
  </office:meta>
</office:document-meta>
</file>